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328cm" fo:min-width="3.538cm"/>
      <style:paragraph-properties style:writing-mode="lr-tb"/>
    </style:style>
    <style:style style:name="gr3" style:family="graphic" style:parent-style-name="standard">
      <style:graphic-properties draw:fill="solid" draw:fill-color="#a5d0fe" draw:textarea-horizontal-align="justify" draw:textarea-vertical-align="top" draw:auto-grow-height="false" fo:min-height="11.488cm" fo:min-width="5.341cm"/>
      <style:paragraph-properties style:writing-mode="lr-tb"/>
    </style:style>
    <style:style style:name="gr4" style:family="graphic" style:parent-style-name="standard">
      <style:graphic-properties draw:fill="solid" draw:fill-color="#a5d0fe" draw:textarea-horizontal-align="justify" draw:textarea-vertical-align="top" draw:auto-grow-height="false" fo:min-height="11.349cm" fo:min-width="5.41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4cm" fo:min-width="4.7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48cm" fo:min-width="2.3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2.3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9cm" fo:min-width="2.09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12cm" fo:min-width="2.09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41cm" fo:min-width="2.0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06cm" fo:min-width="2.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9cm" fo:min-width="2.44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08cm" fo:min-width="2.51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017cm" fo:min-width="3.133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a5d0f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6.267cm" svg:y1="2.321cm" svg:x2="12.486cm" svg:y2="1.184cm">
          <text:p/>
        </draw:line>
        <draw:line draw:style-name="gr1" draw:text-style-name="P1" draw:layer="layout" svg:x1="15.876cm" svg:y1="1.439cm" svg:x2="24.253cm" svg:y2="1.578cm">
          <text:p/>
        </draw:line>
        <draw:line draw:style-name="gr1" draw:text-style-name="P1" draw:layer="layout" svg:x1="16.989cm" svg:y1="3.435cm" svg:x2="15.341cm" svg:y2="1.555cm">
          <text:p/>
        </draw:line>
        <draw:custom-shape draw:style-name="gr2" draw:text-style-name="P2" draw:layer="layout" svg:width="4.038cm" svg:height="1.578cm" svg:x="23.325cm" svg:y="0.349cm">
          <text:p text:style-name="P2">Student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65cm" svg:y1="2.924cm" svg:x2="2.39cm" svg:y2="6.197cm">
          <text:p/>
        </draw:line>
        <draw:line draw:style-name="gr1" draw:text-style-name="P1" draw:layer="layout" svg:x1="5.152cm" svg:y1="2.692cm" svg:x2="5.965cm" svg:y2="6.777cm">
          <text:p/>
        </draw:line>
        <draw:line draw:style-name="gr1" draw:text-style-name="P1" draw:layer="layout" svg:x1="6.266cm" svg:y1="2.321cm" svg:x2="9.933cm" svg:y2="3.899cm">
          <text:p/>
        </draw:line>
        <draw:custom-shape draw:style-name="gr3" draw:text-style-name="P3" draw:layer="layout" svg:width="5.841cm" svg:height="11.738cm" svg:x="8.959cm" svg:y="3cm">
          <text:p text:style-name="P2">Ques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13cm" svg:height="11.599cm" svg:x="15.95cm" svg:y="3cm">
          <text:p text:style-name="P2">Wor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95cm" svg:y1="5.312cm" svg:x2="18.404cm" svg:y2="5.312cm">
          <text:p/>
        </draw:line>
        <draw:custom-shape draw:style-name="gr5" draw:text-style-name="P2" draw:layer="layout" svg:width="5.245cm" svg:height="1.624cm" svg:x="2.32cm" svg:y="1.417cm">
          <text:p text:style-name="P4">Quiz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08cm" svg:height="2.298cm" svg:x="0.697cm" svg:y="5.848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77cm" svg:height="1.556cm" svg:x="4.271cm" svg:y="6.498cm">
          <text:p text:style-name="P2">Pictur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81cm" svg:y1="7.734cm" svg:x2="18.335cm" svg:y2="7.734cm">
          <text:p/>
        </draw:line>
        <draw:line draw:style-name="gr1" draw:text-style-name="P1" draw:layer="layout" svg:x1="12.857cm" svg:y1="9.888cm" svg:x2="18.311cm" svg:y2="9.888cm">
          <text:p/>
        </draw:line>
        <draw:custom-shape draw:style-name="gr8" draw:text-style-name="P2" draw:layer="layout" svg:width="2.599cm" svg:height="1.509cm" svg:x="10.501cm" svg:y="4.623cm">
          <text:p text:style-name="P2">QCM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99cm" svg:height="1.462cm" svg:x="10.501cm" svg:y="6.968cm">
          <text:p text:style-name="P2">Text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53cm" svg:height="2.391cm" svg:x="10.524cm" svg:y="9.00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9cm" svg:height="1.556cm" svg:x="17.5cm" svg:y="4.623cm">
          <text:p text:style-name="P2">QCM_w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47cm" svg:height="1.369cm" svg:x="17.477cm" svg:y="6.968cm">
          <text:p text:style-name="P2">Texte_w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18cm" svg:height="2.158cm" svg:x="17.441cm" svg:y="9.005cm">
          <text:p text:style-name="P2">Data_w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57cm" svg:y1="12.588cm" svg:x2="18.311cm" svg:y2="12.588cm">
          <text:p/>
        </draw:line>
        <draw:custom-shape draw:style-name="gr10" draw:text-style-name="P2" draw:layer="layout" svg:width="2.553cm" svg:height="2.391cm" svg:x="10.524cm" svg:y="11.705cm">
          <text:p text:style-name="P2">Pictu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33cm" svg:height="2.267cm" svg:x="17.441cm" svg:y="11.705cm">
          <text:p text:style-name="P2">Picture_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38cm" svg:height="1.578cm" svg:x="12.301cm" svg:y="0.512cm">
          <text:p text:style-name="P2">Jo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5T10:30:24.825760982</meta:creation-date>
    <dc:date>2023-06-20T16:19:32.181123561</dc:date>
    <meta:editing-duration>PT2H7M26S</meta:editing-duration>
    <meta:editing-cycles>4</meta:editing-cycles>
    <meta:generator>LibreOffice/7.3.7.2$Linux_X86_64 LibreOffice_project/30$Build-2</meta:generator>
    <meta:document-statistic meta:object-count="48"/>
  </office:meta>
</office:document-meta>
</file>